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ontentTypeResolver.resolve( @ Nullable MessageHeaders heade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ContentTypeResolv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tentTypeResolver.setDefaultMimeType( @ Nullable MimeType default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tentTypeResolver.getDefaul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